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11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8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8" office:value-type="string" calcext:value-type="string">
            <text:p>All in All You’re Just ’Nother ₧ in the Wall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8" office:value-type="string" calcext:value-type="string">
            <text:p>Wasabi Wood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Thru the Sharp Hawthorn Blow the Wi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8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8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8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8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office:value-type="string" calcext:value-type="string">
            <text:p>Stop &amp; Go Space 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7" office:value-type="string" calcext:value-type="string">
            <text:p>An Orange Clock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Default"/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17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ce17" office:value-type="string" calcext:value-type="string">
            <text:p>Hier Kommt die Sonn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table:style-name="Default"/>
          <table:table-cell office:value-type="string" calcext:value-type="string">
            <text:p>Crying Lightning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17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/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Not Much Room @ the Hotel Rhode Island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/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/>
          <table:table-cell office:value-type="string" calcext:value-type="string">
            <text:p>Warm Up</text:p>
          </table:table-cell>
          <table:table-cell table:style-name="ce17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2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17:12:19.1219663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4-10T12:40:11.958554277</dc:date>
    <meta:editing-duration>P15DT12H34M18S</meta:editing-duration>
    <meta:editing-cycles>349</meta:editing-cycles>
    <meta:generator>LibreOffice/6.4.6.2$Linux_X86_64 LibreOffice_project/40$Build-2</meta:generator>
    <meta:document-statistic meta:table-count="2" meta:cell-count="221" meta:object-count="0"/>
  </office:meta>
</office:document-meta>
</file>